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GB"/>
    </style:style>
    <style:style style:name="P2" style:parent-style-name="Normal" style:family="paragraph">
      <style:text-properties fo:font-weight="bold" style:font-weight-asian="bold" style:font-weight-complex="bold" fo:language="it" fo:country="IT"/>
    </style:style>
    <style:style style:name="P3" style:parent-style-name="Normal" style:family="paragraph">
      <style:text-properties fo:language="it" fo:country="IT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Zoomed out maps</text:p>
      <text:p text:style-name="P2">Belvedere, DA17 6LJ</text:p>
      <text:p text:style-name="P3">ERV –<text:s/></text:p>
      <text:p text:style-name="Normal">2 ACRES,<text:s/>2.25<text:s/>an acre – ERV 475k. Get areas</text:p>
      <text:p text:style-name="P4">Greenlea Park<text:s/></text:p>
      <text:p text:style-name="Normal">£26 and big one £26 big one</text:p>
      <text:p text:style-name="Normal"><text:span text:style-name="T5">Tannery Industrial estate</text:span><text:span text:style-name="T6"><text:s/>–<text:s/></text:span>Check flood risk</text:p>
      <text:p text:style-name="Normal">ERV’s £13 <text:s/></text:p>
      <text:p text:style-name="P7">Europcar, 5 Kerry<text:s/></text:p>
      <text:p text:style-name="Normal">Low grade, £12 psf. 1.2 acres,<text:s/></text:p>
      <text:p text:style-name="Normal">Gross land 150k. Building rack rented</text:p>
      <text:p text:style-name="P8">Sienna Thames mead</text:p>
      <text:p text:style-name="Normal">ERV’s are £15.00 all units. Currently being marketed</text:p>
      <text:p text:style-name="P9">Trojan Court Luton</text:p>
      <text:p text:style-name="Normal">£14 on the smaller, left side rack rented at £13.00<text:s/></text:p>
      <text:p text:style-name="P10">Bracknall, car show room</text:p>
      <text:p text:style-name="Normal">£15.50<text:s/>psf</text:p>
      <text:p text:style-name="P11">657 Woolwich Road</text:p>
      <text:p text:style-name="Normal">Overage yard worth £25 psf</text:p>
      <text:p text:style-name="Normal">£20 on the building<text:s/></text:p>
      <text:p text:style-name="Normal">£170k for the land</text:p>
      <text:p text:style-name="Normal">£200k for the building<text:s/></text:p>
      <text:p text:style-name="Normal">£6 psf on the land</text:p>
      <text:p text:style-name="P12">Jewsons New Malden</text:p>
      <text:p text:style-name="Normal">Fixed rent review<text:s/></text:p>
      <text:p text:style-name="Normal">£22.50<text:s/>psf ERV</text:p>
      <text:soft-page-break/>
      <text:p text:style-name="P13">Heathrow, Fairway trading estate</text:p>
      <text:p text:style-name="Normal">Unit 8 that’s void, being marketed – JLL</text:p>
      <text:p text:style-name="Normal">ERV - £21.50 for units 7,8,9,10,11</text:p>
      <text:p text:style-name="Normal">Unit 1 – XPO, £22.50</text:p>
      <text:p text:style-name="P14">Unit 3 Riverside<text:s/></text:p>
      <text:p text:style-name="Normal">ERV - £17.50</text:p>
      <text:p text:style-name="P15">Dundee Way Enfield</text:p>
      <text:p text:style-name="Normal">SIG - £22.50</text:p>
      <text:p text:style-name="Normal">Toolstation -£27.50</text:p>
      <text:p text:style-name="Normal">Unit<text:s/>5<text:s/>- 25</text:p>
      <text:p text:style-name="Normal">Unit 6 – 27</text:p>
      <text:p text:style-name="Normal"><text:span text:style-name="T16">Campbell Centre Weybridge</text:span><text:s/>– Sell to valor as they own everything else on the estate</text:p>
      <text:p text:style-name="Normal">ERV</text:p>
      <text:p text:style-name="Normal">£20</text:p>
      <text:p text:style-name="Normal">£23</text:p>
      <text:p text:style-name="P17">Betham Road Hayes</text:p>
      <text:p text:style-name="Normal">ERV £26.50</text:p>
      <text:p text:style-name="P18">Wellington Park IE</text:p>
      <text:p text:style-name="Normal">Guys next door will want to buy it off them<text:s/></text:p>
      <text:p text:style-name="Normal">£30<text:s/></text:p>
      <text:p text:style-name="P19">Waltham connect</text:p>
      <text:p text:style-name="Normal">ERV £22.50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homas Pautrat</meta:initial-creator>
    <dc:creator>Thomas Pautrat</dc:creator>
    <meta:creation-date>2025-01-16T15:17:00Z</meta:creation-date>
    <dc:date>2025-01-17T00:04:00Z</dc:date>
    <meta:template xlink:href="Normal.dotm" xlink:type="simple"/>
    <meta:editing-cycles>1</meta:editing-cycles>
    <meta:editing-duration>PT0S</meta:editing-duration>
    <meta:user-defined meta:name="MSIP_Label_818d61c5-93d1-4091-b01b-ac48f4008754_Enabled">true</meta:user-defined>
    <meta:user-defined meta:name="MSIP_Label_818d61c5-93d1-4091-b01b-ac48f4008754_SetDate">2025-01-17T00:04:50Z</meta:user-defined>
    <meta:user-defined meta:name="MSIP_Label_818d61c5-93d1-4091-b01b-ac48f4008754_Method">Standard</meta:user-defined>
    <meta:user-defined meta:name="MSIP_Label_818d61c5-93d1-4091-b01b-ac48f4008754_Name">818d61c5-93d1-4091-b01b-ac48f4008754</meta:user-defined>
    <meta:user-defined meta:name="MSIP_Label_818d61c5-93d1-4091-b01b-ac48f4008754_SiteId">e30a82f4-3fdd-4882-820f-d2b6cfa037b5</meta:user-defined>
    <meta:user-defined meta:name="MSIP_Label_818d61c5-93d1-4091-b01b-ac48f4008754_ActionId">0728acc6-144c-43c8-9c74-960037eaef0f</meta:user-defined>
    <meta:user-defined meta:name="MSIP_Label_818d61c5-93d1-4091-b01b-ac48f4008754_ContentBits">0</meta:user-defined>
    <meta:document-statistic meta:page-count="2" meta:paragraph-count="2" meta:word-count="163" meta:character-count="1093" meta:row-count="7" meta:non-whitespace-character-count="932"/>
  </office:meta>
</office:document-meta>
</file>